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scrição do Projeto</text:h>
      <text:p text:style-name="P1">O trabalho de um analista é analisar dados para obter percepções valiosas dos dados e tomar decisões fundamentadas neles. Esse processo consiste em várias etapas: visão geral de dados, pré-processamento de dados e testes de hipóteses.</text:p>
      <text:p text:style-name="P1">Hipóteses são suposições feitas sobre a população com base em uma amostra de dados. Essas suposições são testadas usando métodos estatísticos para determinar se elas são verdadeiras ou falsas. Testar uma hipótese envolve fazer uma declaração sobre a população, coletar dados e usar métodos estatísticos para testar essa declaração.</text:p>
      <text:p text:style-name="Text_20_body">Sempre que fazemos análises, nós temos que formular hipóteses que depois poderemos testar. Às vezes nós aceitamos essas hipóteses; outras vezes, nós as rejeitamos. Para tomar as decisões certas, um negócio deve ser capaz de entender se está fazendo as suposições certas ou não.</text:p>
      <text:h text:style-name="Heading_20_2" text:outline-level="2">Descrição do projeto</text:h>
      <text:p text:style-name="P1">No contexto deste projeto, você vai testar hipóteses relacionadas às preferências musicais de duas cidades. Para isso, você analisará os dados de um serviço de streaming de música online para testar as hipóteses apresentadas abaixo e comparar o comportamento dos usuários para essas duas cidades.</text:p>
      <text:p text:style-name="P1">Isso envolverá analisar os dados de um serviço de streaming real para comparar o comportamento dos usuários em Springfield e Shelbyville. O projeto é dividido em três etapas, cada uma das quais tem seus objetivos específicos.</text:p>
      <text:p text:style-name="P1">Na Etapa 1, você fornecerá uma visão geral dos dados e escreverá suas observações. Na Etapa 2, você fará o pré-processamento dos dados, limpando-os. Finalmente, na Etapa 3, você testará as hipóteses dando os passos de codificação necessários para testar cada declaração e comentar seus resultados nos blocos apropriados.</text:p>
      <text:p text:style-name="Text_20_body">Depois de concluir essas etapas, você será capaz de obter percepções valiosas dos dados e tomar decisões baseadas neles.</text:p>
      <text:h text:style-name="Heading_20_2" text:outline-level="2">Hipóteses</text:h>
      <text:p text:style-name="P1">Para este projeto, reunimos os requisitos e preparamos três hipóteses que precisamos confirmar ou rejeitar.</text:p>
      <text:p text:style-name="P1">Ao testar hipóteses, é importante perceber que elas podem ser totalmente aceitas, parcialmente aceitas, parcialmente rejeitadas ou totalmente rejeitadas.</text:p>
      <text:p text:style-name="P1">Quando uma hipótese é totalmente aceita, isso significa que os resultados do teste confirmam a declaração feita sobre a população sem quaisquer dúvidas.</text:p>
      <text:p text:style-name="P1">Se ela for parcialmente aceita, isso significa que os resultados confirmam a declaração até certo ponto, mas não suficientemente para aceitá-la totalmente.</text:p>
      <text:p text:style-name="P1">Por outro lado, se uma hipótese for totalmente rejeitada, isso significa que os resultados do teste não confirmam a declaração feita sobre a população.</text:p>
      <text:p text:style-name="P1">Finalmente, uma hipótese também pode ser parcialmente rejeitada se os dados indicarem que é falsa, mas você não puder rejeitá-la totalmente. Quando interpretamos os resultados de um teste de hipótese, é importante considerar todas essas diferentes possibilidades.</text:p>
      <text:p text:style-name="Text_20_body">Aqui estão as nossas hipóteses, que precisamos aceitar ou rejeitar:</text:p>
      <text:list xml:id="list953992508" text:style-name="L1">
        <text:list-item>
          <text:p text:style-name="P2">A atividade dos usuários é diferente dependendo do dia da semana e da cidade.</text:p>
        </text:list-item>
        <text:list-item>
          <text:p text:style-name="P2"><text:soft-page-break/>Durante as manhãs de segunda-feira, os moradores de Springfield e Shelbyville escutam diferentes gêneros. Isso também é verdadeiro para noites de sexta-feira.</text:p>
        </text:list-item>
        <text:list-item>
          <text:p text:style-name="P3">Os ouvintes de Springfield e Shelbyville têm diferentes preferências. Em Springfield, as pessoas preferem pop, enquanto Shelbyville tem mais fãs de rap.</text:p>
        </text:list-item>
      </text:list>
      <text:h text:style-name="Heading_20_2" text:outline-level="2">Dicionário de dados</text:h>
      <text:p text:style-name="P1">Os dados estão armazenados no arquivo <text:span text:style-name="Source_20_Text">/datasets/music_project_en.csv</text:span>. Como alternativa, você pode baixá-lo <text:a xlink:type="simple" xlink:href="https://practicum-content.s3.us-west-1.amazonaws.com/datasets/music_project_en.csv" office:target-frame-name="_blank" xlink:show="new" text:style-name="Internet_20_link" text:visited-style-name="Visited_20_Internet_20_Link">aqui</text:a>.</text:p>
      <text:p text:style-name="Text_20_body"><text:span text:style-name="Strong_20_Emphasis">Descrição das colunas:</text:span></text:p>
      <text:list xml:id="list117301991" text:style-name="L2">
        <text:list-item>
          <text:p text:style-name="P4"><text:span text:style-name="Source_20_Text">'userID'</text:span> — identifica cada usuário univocamente</text:p>
        </text:list-item>
        <text:list-item>
          <text:p text:style-name="P4"><text:span text:style-name="Source_20_Text">'Track'</text:span> — título da música</text:p>
        </text:list-item>
        <text:list-item>
          <text:p text:style-name="P4"><text:span text:style-name="Source_20_Text">'artist'</text:span> — nome do artista</text:p>
        </text:list-item>
        <text:list-item>
          <text:p text:style-name="P4"><text:span text:style-name="Source_20_Text">'genre'</text:span> — gênero da música</text:p>
        </text:list-item>
        <text:list-item>
          <text:p text:style-name="P4"><text:span text:style-name="Source_20_Text">'City'</text:span> — cidade do usuário</text:p>
        </text:list-item>
        <text:list-item>
          <text:p text:style-name="P4"><text:span text:style-name="Source_20_Text">'time'</text:span> — a hora do dia em que uma música foi tocada (HH:MM:SS)</text:p>
        </text:list-item>
        <text:list-item>
          <text:p text:style-name="P5"><text:span text:style-name="Source_20_Text">'Day'</text:span> — dia da semana</text:p>
        </text:list-item>
      </text:list>
      <text:h text:style-name="Heading_20_2" text:outline-level="2">Instruções para completar o projeto</text:h>
      <text:p text:style-name="P1">Preparamos para você um modelo de caderno, em que você pode escrever seu código e descrever suas análises. Para completar o projeto, preencha cada célula de código no modelo e edite as células Markdown nos casos em que o modelo solicitar que você explique seus resultados.</text:p>
      <text:p text:style-name="P1">É uma boa prática sempre incluir uma introdução que descreve brevemente seus objetivos e uma conclusão que resume seus resultados na forma de células Markdown.</text:p>
      <text:p text:style-name="P1">Antes de você começar, vamos revisar as três etapas do projeto novamente:</text:p>
      <text:p text:style-name="P1"><text:span text:style-name="Strong_20_Emphasis">Etapa 1</text:span>: Visão geral dos dados. O caderno tem células prontas com instruções sobre que tipo de código escrever, bem como blocos de texto onde você pode escrever suas observações.</text:p>
      <text:p text:style-name="P1"><text:span text:style-name="Strong_20_Emphasis">Etapa 2</text:span>: Pré-processamento de dados. Nesta etapa, você arrumará nomes de colunas e removerá valores ausentes e duplicados. Siga o esquema fornecido no caderno e certifique-se de escrever suas observações no final desta seção.</text:p>
      <text:p text:style-name="P1"><text:span text:style-name="Strong_20_Emphasis">Etapa 3</text:span>: Testando hipóteses. Esta é a parte principal do seu projeto. Dê os passos de codificação necessários para testar cada declaração e comentar seus resultados nos blocos apropriados. Finalmente, resuma todo o projeto na seção "Conclusões".</text:p>
      <text:p text:style-name="Standard"/>
      <text:h text:style-name="Heading_20_3" text:outline-level="3">Checklist</text:h>
      <text:p text:style-name="Text_20_body">Antes de enviar o projeto, certifique-se que:</text:p>
      <text:list xml:id="list3325376682" text:style-name="L3">
        <text:list-item>
          <text:p text:style-name="P6">você concluiu todas as etapas do projeto e preencheu todas as células</text:p>
        </text:list-item>
        <text:list-item>
          <text:p text:style-name="P7">a estrutura lógica do projeto segue a estrutura do modelo.</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5:49:58.662750293</meta:creation-date>
    <dc:date>2023-11-18T15:50:42.052752171</dc:date>
    <meta:editing-duration>PT44S</meta:editing-duration>
    <meta:editing-cycles>1</meta:editing-cycles>
    <meta:generator>LibreOffice/7.3.7.2$Linux_X86_64 LibreOffice_project/30$Build-2</meta:generator>
    <meta:document-statistic meta:table-count="0" meta:image-count="0" meta:object-count="0" meta:page-count="2" meta:paragraph-count="41" meta:word-count="780" meta:character-count="5057" meta:non-whitespace-character-count="4323"/>
  </office:meta>
</office:document-meta>
</file>